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fo:color="#00000a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20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style:text-position="sub" fo:font-weight="bold" fo:font-family="Calibri" style:font-family-asian="Calibri" style:font-family-complex="Calibri" fo:background-color="transparent" fo:color="#00b05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left="36.00pt" fo:text-indent="0.00p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left="36.00pt" fo:text-indent="0.00pt" fo:margin-bottom="1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left="36.00pt" fo:text-indent="0.00pt" fo:margin-bottom="10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left="36.00pt" fo:text-indent="0.00pt" fo:margin-bottom="10.00p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15.00%" fo:text-align="left" fo:margin-left="36.00pt" fo:text-indent="0.00pt" fo:margin-bottom="10.00p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15.00%" fo:text-align="left" fo:margin-left="36.00pt" fo:text-indent="0.00pt" fo:margin-bottom="10.00pt"/>
    </style:style>
    <text:list-style style:name="L1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15.00%" fo:text-align="left" fo:margin-left="36.00pt" fo:text-indent="0.00pt" fo:margin-bottom="10.00p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15.00%" fo:text-align="left" fo:margin-left="36.00pt" fo:text-indent="0.00pt" fo:margin-bottom="10.00p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15.00%" fo:text-align="left" fo:margin-bottom="10.00pt"/>
    </style:style>
    <style:style style:name="P23" style:family="paragraph">
      <style:paragraph-properties fo:line-height="115.00%" fo:text-align="left" fo:margin-left="36.00pt" fo:text-indent="0.00pt" fo:margin-bottom="10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15.00%" fo:text-align="left" fo:margin-bottom="10.00pt"/>
    </style:style>
    <style:style style:name="P25" style:family="paragraph">
      <style:paragraph-properties fo:line-height="115.00%" fo:text-align="left" fo:margin-bottom="10.00pt"/>
    </style:style>
    <text:list-style style:name="L2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6" style:family="paragraph">
      <style:paragraph-properties fo:line-height="115.00%" fo:text-align="left" fo:margin-bottom="10.00pt"/>
    </style:style>
    <style:style style:name="P27" style:family="paragraph">
      <style:paragraph-properties fo:line-height="115.00%" fo:text-align="left" fo:margin-left="36.00pt" fo:text-indent="0.00pt" fo:margin-bottom="10.00pt"/>
    </style:style>
    <text:list-style style:name="L2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8" style:family="paragraph">
      <style:paragraph-properties fo:line-height="115.00%" fo:text-align="left" fo:margin-bottom="10.00pt"/>
    </style:style>
    <style:style style:name="P29" style:family="paragraph">
      <style:paragraph-properties fo:line-height="115.00%" fo:text-align="left" fo:margin-left="36.00pt" fo:text-indent="0.00pt" fo:margin-bottom="10.00pt"/>
    </style:style>
    <text:list-style style:name="L3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0" style:family="paragraph">
      <style:paragraph-properties fo:line-height="115.00%" fo:text-align="left" fo:margin-bottom="10.00pt"/>
    </style:style>
    <style:style style:name="P31" style:family="paragraph">
      <style:paragraph-properties fo:line-height="115.00%" fo:text-align="left" fo:margin-left="36.00pt" fo:text-indent="0.00pt" fo:margin-bottom="10.00pt"/>
    </style:style>
    <text:list-style style:name="L3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2" style:family="paragraph">
      <style:paragraph-properties fo:line-height="115.00%" fo:text-align="left" fo:margin-bottom="10.00pt"/>
    </style:style>
    <style:style style:name="P33" style:family="paragraph">
      <style:paragraph-properties fo:line-height="115.00%" fo:text-align="left" fo:margin-left="36.00pt" fo:text-indent="0.00pt" fo:margin-bottom="10.00pt"/>
    </style:style>
    <text:list-style style:name="L3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4" style:family="paragraph">
      <style:paragraph-properties fo:line-height="115.00%" fo:text-align="left" fo:margin-bottom="10.00pt"/>
    </style:style>
    <style:style style:name="P35" style:family="paragraph">
      <style:paragraph-properties fo:line-height="115.00%" fo:text-align="left" fo:margin-left="36.00pt" fo:text-indent="0.00pt" fo:margin-bottom="10.00pt"/>
    </style:style>
    <text:list-style style:name="L3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6" style:family="paragraph">
      <style:paragraph-properties fo:line-height="115.00%" fo:text-align="left" fo:margin-bottom="10.00pt"/>
    </style:style>
    <style:style style:name="P37" style:family="paragraph">
      <style:paragraph-properties fo:line-height="115.00%" fo:text-align="left" fo:margin-left="36.00pt" fo:text-indent="0.00pt" fo:margin-bottom="10.00pt"/>
    </style:style>
    <text:list-style style:name="L3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8" style:family="paragraph">
      <style:paragraph-properties fo:line-height="115.00%" fo:text-align="left" fo:margin-bottom="10.00pt"/>
    </style:style>
    <style:style style:name="P39" style:family="paragraph">
      <style:paragraph-properties fo:line-height="115.00%" fo:text-align="left" fo:margin-bottom="10.00pt"/>
    </style:style>
    <text:list-style style:name="L4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0" style:family="paragraph">
      <style:paragraph-properties fo:line-height="115.00%" fo:text-align="left" fo:margin-bottom="10.00pt"/>
    </style:style>
    <style:style style:name="P41" style:family="paragraph">
      <style:paragraph-properties fo:line-height="115.00%" fo:text-align="left" fo:margin-left="36.00pt" fo:text-indent="0.00pt" fo:margin-bottom="10.00pt"/>
    </style:style>
    <text:list-style style:name="L4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2" style:family="paragraph">
      <style:paragraph-properties fo:line-height="115.00%" fo:text-align="left" fo:margin-bottom="10.00pt"/>
    </style:style>
    <style:style style:name="P43" style:family="paragraph">
      <style:paragraph-properties fo:line-height="115.00%" fo:text-align="left" fo:margin-left="36.00pt" fo:text-indent="0.00pt" fo:margin-bottom="10.00pt"/>
    </style:style>
    <text:list-style style:name="L4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4" style:family="paragraph">
      <style:paragraph-properties fo:line-height="115.00%" fo:text-align="left" fo:margin-bottom="10.00pt"/>
    </style:style>
    <style:style style:name="P45" style:family="paragraph">
      <style:paragraph-properties fo:line-height="115.00%" fo:text-align="left" fo:margin-left="36.00pt" fo:text-indent="0.00pt" fo:margin-bottom="10.00pt"/>
    </style:style>
    <text:list-style style:name="L4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6" style:family="paragraph">
      <style:paragraph-properties fo:line-height="115.00%" fo:text-align="left" fo:margin-bottom="10.00pt"/>
    </style:style>
    <style:style style:name="P47" style:family="paragraph">
      <style:paragraph-properties fo:line-height="115.00%" fo:text-align="left" fo:margin-left="36.00pt" fo:text-indent="0.00pt" fo:margin-bottom="10.00pt"/>
    </style:style>
    <text:list-style style:name="L4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8" style:family="paragraph">
      <style:paragraph-properties fo:line-height="115.00%" fo:text-align="left" fo:margin-bottom="10.00pt"/>
    </style:style>
    <style:style style:name="P49" style:family="paragraph">
      <style:paragraph-properties fo:line-height="115.00%" fo:text-align="left" fo:margin-left="36.00pt" fo:text-indent="0.00pt" fo:margin-bottom="10.00pt"/>
    </style:style>
    <text:list-style style:name="L5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0" style:family="paragraph">
      <style:paragraph-properties fo:line-height="115.00%" fo:text-align="left" fo:margin-bottom="10.00pt"/>
    </style:style>
    <style:style style:name="P51" style:family="paragraph">
      <style:paragraph-properties fo:line-height="115.00%" fo:text-align="left" fo:margin-left="36.00pt" fo:text-indent="0.00pt" fo:margin-bottom="10.00pt"/>
    </style:style>
    <text:list-style style:name="L5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2" style:family="paragraph">
      <style:paragraph-properties fo:line-height="115.00%" fo:text-align="left" fo:margin-bottom="10.00pt"/>
    </style:style>
    <style:style style:name="P53" style:family="paragraph">
      <style:paragraph-properties fo:line-height="115.00%" fo:text-align="left" fo:margin-left="36.00pt" fo:text-indent="0.00pt" fo:margin-bottom="10.00pt"/>
    </style:style>
    <text:list-style style:name="L5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4" style:family="paragraph">
      <style:paragraph-properties fo:line-height="115.00%" fo:text-align="left" fo:margin-bottom="10.00pt"/>
    </style:style>
    <style:style style:name="P55" style:family="paragraph">
      <style:paragraph-properties fo:line-height="115.00%" fo:text-align="left" fo:margin-left="36.00pt" fo:text-indent="0.00pt" fo:margin-bottom="10.00pt"/>
    </style:style>
    <text:list-style style:name="L5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6" style:family="paragraph">
      <style:paragraph-properties fo:line-height="115.00%" fo:text-align="left" fo:margin-bottom="10.00pt"/>
    </style:style>
    <style:style style:name="P57" style:family="paragraph">
      <style:paragraph-properties fo:line-height="115.00%" fo:text-align="left" fo:margin-left="36.00pt" fo:text-indent="0.00pt" fo:margin-bottom="10.00pt"/>
    </style:style>
    <text:list-style style:name="L5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8" style:family="paragraph">
      <style:paragraph-properties fo:line-height="115.00%" fo:text-align="left" fo:margin-bottom="10.00pt"/>
    </style:style>
    <style:style style:name="P59" style:family="paragraph">
      <style:paragraph-properties fo:line-height="115.00%" fo:text-align="left" fo:margin-left="36.00pt" fo:text-indent="0.00pt" fo:margin-bottom="10.00pt"/>
    </style:style>
    <text:list-style style:name="L6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0" style:family="paragraph">
      <style:paragraph-properties fo:line-height="115.00%" fo:text-align="left" fo:margin-bottom="10.00pt"/>
    </style:style>
    <style:style style:name="P61" style:family="paragraph">
      <style:paragraph-properties fo:line-height="115.00%" fo:text-align="left" fo:margin-left="36.00pt" fo:text-indent="0.00pt" fo:margin-bottom="10.00pt"/>
    </style:style>
    <style:style style:name="P62" style:family="paragraph">
      <style:paragraph-properties fo:line-height="115.00%" fo:text-align="left" fo:margin-bottom="10.00pt"/>
    </style:style>
    <style:style style:name="P63" style:family="paragraph">
      <style:paragraph-properties fo:line-height="115.00%" fo:text-align="left" fo:margin-left="36.00pt" fo:text-indent="0.00pt" fo:margin-bottom="10.00pt"/>
    </style:style>
    <style:style style:name="P64" style:family="paragraph">
      <style:paragraph-properties fo:line-height="115.00%" fo:text-align="left" fo:margin-bottom="10.00pt"/>
    </style:style>
    <style:style style:name="P65" style:family="paragraph">
      <style:paragraph-properties fo:line-height="115.00%" fo:text-align="left" fo:margin-left="36.00pt" fo:text-indent="0.00pt" fo:margin-bottom="10.00pt"/>
    </style:style>
    <style:style style:name="P66" style:family="paragraph">
      <style:paragraph-properties fo:line-height="115.00%" fo:text-align="left" fo:margin-bottom="10.00pt"/>
    </style:style>
    <style:style style:name="P67" style:family="paragraph">
      <style:paragraph-properties fo:line-height="115.00%" fo:text-align="left" fo:margin-left="36.00pt" fo:text-indent="0.00pt" fo:margin-bottom="10.00pt"/>
    </style:style>
  </office:automatic-styles>
  <office:body>
    <office:text>
      <text:p text:style-name="P1"><text:span text:style-name="T1"><text:s/>MySQL Assignments (Ruchi Bhardwaj)</text:span></text:p>
      <text:p text:style-name="P1"><text:span text:style-name="T1"><text:s/>EMP ID-66165</text:span></text:p>
      <text:p text:style-name="P2"><text:span text:style-name="T2"/></text:p>
      <text:p text:style-name="P2"><text:span text:style-name="T3">1)<text:tab/>Select Queries</text:span></text:p>
      <text:p text:style-name="P3"><text:span text:style-name="T4">1.<text:tab/>Display all departments from department table.</text:span></text:p>
      <text:p text:style-name="P3"><text:span text:style-name="T4"><text:tab/></text:span><text:span text:style-name="T5">Select * from dept;</text:span></text:p>
      <text:list text:style-name="L4">
        <text:list-item>
          <text:p text:style-name="P4"><text:span text:style-name="T6">Display all employees from employee table.</text:span></text:p>
        </text:list-item>
      </text:list>
      <text:p text:style-name="P5"><text:span text:style-name="T6"><text:s text:c="27"/></text:span><text:span text:style-name="T7">select * from emp;</text:span></text:p>
      <text:list text:style-name="L6">
        <text:list-item>
          <text:p text:style-name="P6"><text:span text:style-name="T8">Select the employee in department 30.</text:span></text:p>
        </text:list-item>
      </text:list>
      <text:p text:style-name="P7"><text:span text:style-name="T9"><text:s text:c="26"/>select * from emp where dept_no = 3;</text:span></text:p>
      <text:list text:style-name="L8">
        <text:list-item>
          <text:p text:style-name="P8"><text:span text:style-name="T10">List the names, numbers and departmentno of all clerks.</text:span></text:p>
        </text:list-item>
      </text:list>
      <text:p text:style-name="P9"><text:span text:style-name="T10"><text:s text:c="13"/></text:span><text:span text:style-name="T11">select name,id,dept_no from emp where role='clerk';</text:span></text:p>
      <text:list text:style-name="L10">
        <text:list-item>
          <text:p text:style-name="P10"><text:span text:style-name="T12">Find the depart numbers and the name of employee of all dept with Deptno greater or equal to 20.</text:span></text:p>
        </text:list-item>
      </text:list>
      <text:p text:style-name="P11"><text:span text:style-name="T13"><text:s text:c="12"/>select dept_no,name from emp where dept_no &gt;= 2;</text:span></text:p>
      <text:list text:style-name="L12">
        <text:list-item>
          <text:p text:style-name="P12"><text:span text:style-name="T14">Find the employees whose commission is greater than their</text:span><text:span text:style-name="T15"><text:s/></text:span><text:span text:style-name="T16">salary.</text:span></text:p>
        </text:list-item>
      </text:list>
      <text:p text:style-name="P13"><text:span text:style-name="T17"><text:s text:c="14"/>select commission from emp where salary&lt;commission;</text:span></text:p>
      <text:list text:style-name="L14">
        <text:list-item>
          <text:p text:style-name="P14"><text:span text:style-name="T18">Find the employees whose commission is greater than 60 percent of their salary.</text:span></text:p>
        </text:list-item>
      </text:list>
      <text:p text:style-name="P15"><text:span text:style-name="T18"><text:s text:c="9"/></text:span><text:span text:style-name="T19"><text:s text:c="4"/></text:span><text:span text:style-name="T20">select * from emp where COMMISSION&gt; (0.6)*salary;</text:span></text:p>
      <text:list text:style-name="L16">
        <text:list-item>
          <text:p text:style-name="P16"><text:span text:style-name="T21">Find the employee whose commission is greater than 50 percent of their salary. The result must show only one record.</text:span></text:p>
        </text:list-item>
      </text:list>
      <text:p text:style-name="P17"><text:span text:style-name="T21"><text:s text:c="10"/></text:span><text:span text:style-name="T22"><text:s text:c="3"/>select * from emp where COMMISSION &gt; (0.5)*salary;</text:span></text:p>
      <text:list text:style-name="L18">
        <text:list-item>
          <text:p text:style-name="P18"><text:span text:style-name="T23">List the name, job and salary of all employees in dept 20 who earn more than 2000.</text:span></text:p>
        </text:list-item>
      </text:list>
      <text:p text:style-name="P19"><text:span text:style-name="T23"><text:s text:c="13"/></text:span><text:span text:style-name="T24">select name,role,salary from emp where dept_no = 2 and salary&gt;2000;</text:span></text:p>
      <text:p text:style-name="P19"><text:span text:style-name="T25"/></text:p>
      <text:list text:style-name="L20">
        <text:list-item>
          <text:p text:style-name="P20"><text:span text:style-name="T26">Find all salesmen in dept 30 whose salary is greater than or equal to Rs. 1500.</text:span></text:p>
        </text:list-item>
      </text:list>
      <text:p text:style-name="P21"><text:span text:style-name="T26"><text:s text:c="14"/></text:span><text:span text:style-name="T27">select * from emp where dept_no = 3 and salary&gt;=1500;</text:span></text:p>
      <text:list text:style-name="L22">
        <text:list-item>
          <text:p text:style-name="P22"><text:span text:style-name="T28">Find all the employees whose job is either a president or manager.</text:span></text:p>
        </text:list-item>
      </text:list>
      <text:p text:style-name="P23"><text:span text:style-name="T28"><text:s text:c="13"/></text:span><text:span text:style-name="T29">select * from emp where role in ('president','manager');</text:span></text:p>
      <text:list text:style-name="L24">
        <text:list-item>
          <text:p text:style-name="P24"><text:span text:style-name="T30">Find all managers who are not in dept 30.</text:span></text:p>
        </text:list-item>
      </text:list>
      <text:p text:style-name="P25"><text:span text:style-name="T30"><text:s text:c="27"/></text:span><text:span text:style-name="T31">select * from emp where dept_no != 30<text:s text:c="2"/>and role='manager';</text:span></text:p>
      <text:list text:style-name="L26">
        <text:list-item>
          <text:p text:style-name="P26"><text:span text:style-name="T32">Find the details of all managers and clerks in dept 10.</text:span></text:p>
        </text:list-item>
      </text:list>
      <text:p text:style-name="P27"><text:span text:style-name="T32"><text:s text:c="6"/></text:span><text:span text:style-name="T33"><text:s text:c="7"/>select * from emp where role in ('clerk','manager') and DEPT_NO=1;</text:span></text:p>
      <text:list text:style-name="L28">
        <text:list-item>
          <text:p text:style-name="P28"><text:span text:style-name="T34">Find the details of all manager (in any dept) and all clerks in dept 10</text:span></text:p>
        </text:list-item>
      </text:list>
      <text:p text:style-name="P29"><text:span text:style-name="T34"><text:s text:c="13"/></text:span><text:span text:style-name="T35">select * from emp where role = 'manager' or (role = 'clerk' and dept_no = 1);</text:span></text:p>
      <text:list text:style-name="L30">
        <text:list-item>
          <text:p text:style-name="P30"><text:span text:style-name="T36">Find the details of all managers in dept 10 and all clerks in dept 20.</text:span></text:p>
        </text:list-item>
      </text:list>
      <text:p text:style-name="P31"><text:span text:style-name="T36"><text:s text:c="12"/></text:span><text:span text:style-name="T37">select * from emp where (role = 'manager' and dept_no = 10) or (role = 'clerk'<text:s text:c="16"/>and dept_no = 20) ; </text:span></text:p>
      <text:list text:style-name="L32">
        <text:list-item>
          <text:p text:style-name="P32"><text:span text:style-name="T38">Find all employees who are neither clerks nor manager but whose salary is greater than or equal to Rs. 2000.</text:span></text:p>
        </text:list-item>
      </text:list>
      <text:p text:style-name="P33"><text:span text:style-name="T39"><text:s text:c="11"/>select * from emp<text:s text:c="2"/>where salary &gt;= 2000 and role not in ('clerk','mananger');</text:span></text:p>
      <text:list text:style-name="L34">
        <text:list-item>
          <text:p text:style-name="P34"><text:span text:style-name="T40">Find the employees who earns between Rs. 1200 and Rs.1400.</text:span></text:p>
        </text:list-item>
      </text:list>
      <text:p text:style-name="P35"><text:span text:style-name="T40"><text:s text:c="13"/></text:span><text:span text:style-name="T41">select * from emp<text:s text:c="2"/>where salary between 1200 and 1400;</text:span></text:p>
      <text:list text:style-name="L36">
        <text:list-item>
          <text:p text:style-name="P36"><text:span text:style-name="T42">Find the employees who are clerks, analysts or salesman.</text:span></text:p>
        </text:list-item>
      </text:list>
      <text:p text:style-name="P37"><text:span text:style-name="T43"><text:s text:c="13"/>select * from emp<text:s text:c="2"/>where<text:s text:c="2"/>role<text:s text:c="2"/>in ('clerk','manager','salesman');</text:span></text:p>
      <text:list text:style-name="L38">
        <text:list-item>
          <text:p text:style-name="P38"><text:span text:style-name="T44">Find the employees who are not clerks, analyst or salesman.</text:span></text:p>
        </text:list-item>
      </text:list>
      <text:p text:style-name="P39"><text:span text:style-name="T44"><text:s text:c="12"/></text:span><text:span text:style-name="T45"><text:s text:c="15"/>select * from emp<text:s text:c="2"/>where<text:s text:c="2"/>role<text:s text:c="3"/>not in ('clerk','manager','salesman');</text:span></text:p>
      <text:list text:style-name="L40">
        <text:list-item>
          <text:p text:style-name="P40"><text:span text:style-name="T46">Find the employees who do not receive a commission i.e. commission is NULL.</text:span></text:p>
        </text:list-item>
      </text:list>
      <text:p text:style-name="P41"><text:span text:style-name="T46"><text:s text:c="13"/></text:span><text:span text:style-name="T47">select * from emp<text:s text:c="2"/>where<text:s text:c="2"/>COMMISSION is null;</text:span></text:p>
      <text:p text:style-name="P41"><text:span text:style-name="T48"/></text:p>
      <text:list text:style-name="L42">
        <text:list-item>
          <text:p text:style-name="P42"><text:span text:style-name="T49">Find the employee whose commission is Rs. 0.</text:span></text:p>
        </text:list-item>
      </text:list>
      <text:p text:style-name="P43"><text:span text:style-name="T50"><text:s text:c="13"/>select * from emp<text:s text:c="2"/>where<text:s text:c="2"/>COMMISSION = 0;</text:span></text:p>
      <text:list text:style-name="L44">
        <text:list-item>
          <text:p text:style-name="P44"><text:span text:style-name="T51">Find the different jobs of the employees receiving commission.</text:span></text:p>
        </text:list-item>
      </text:list>
      <text:p text:style-name="P45"><text:span text:style-name="T51"><text:s text:c="14"/></text:span><text:span text:style-name="T52">select role from emp<text:s text:c="2"/>where<text:s text:c="2"/>COMMISSION is not null;</text:span></text:p>
      <text:list text:style-name="L46">
        <text:list-item>
          <text:p text:style-name="P46"><text:span text:style-name="T53">Find all employees who do not receive a commission or whose Commission is less than Rs. 100.</text:span></text:p>
        </text:list-item>
      </text:list>
      <text:p text:style-name="P47"><text:span text:style-name="T53"><text:s/></text:span><text:span text:style-name="T54"><text:s text:c="14"/>select * from emp<text:s text:c="2"/>where<text:s text:c="2"/>COMMISSION &lt;100 and COMMISSION is null;</text:span></text:p>
      <text:list text:style-name="L48">
        <text:list-item>
          <text:p text:style-name="P48"><text:span text:style-name="T55">The employees who not receiving commission are entailed to Rs. 250, Show the net earnings of all employees. (find about coalesce() )</text:span></text:p>
        </text:list-item>
      </text:list>
      <text:p text:style-name="P49"><text:span text:style-name="T56"/></text:p>
      <text:list text:style-name="L50">
        <text:list-item>
          <text:p text:style-name="P50"><text:span text:style-name="T57">Find all employees whose total earnings are greater than Rs. 2000.</text:span></text:p>
        </text:list-item>
      </text:list>
      <text:p text:style-name="P51"><text:span text:style-name="T57"><text:s text:c="15"/></text:span><text:span text:style-name="T58">select * from emp<text:s text:c="2"/>where<text:s text:c="2"/>salary &gt; 2000;</text:span></text:p>
      <text:list text:style-name="L52">
        <text:list-item>
          <text:p text:style-name="P52"><text:span text:style-name="T59">Find all employees whose names begin with m.</text:span></text:p>
        </text:list-item>
      </text:list>
      <text:p text:style-name="P53"><text:span text:style-name="T60"><text:s text:c="13"/>select * from emp<text:s text:c="2"/>where<text:s text:c="2"/>name like 'm%';</text:span></text:p>
      <text:list text:style-name="L54">
        <text:list-item>
          <text:p text:style-name="P54"><text:span text:style-name="T61">Find all employees whose names end with m.</text:span></text:p>
        </text:list-item>
      </text:list>
      <text:p text:style-name="P55"><text:span text:style-name="T61"><text:s text:c="4"/></text:span><text:span text:style-name="T62"><text:s text:c="10"/>select * from emp<text:s text:c="2"/>where<text:s text:c="2"/>name like '%m';</text:span></text:p>
      <text:list text:style-name="L56">
        <text:list-item>
          <text:p text:style-name="P56"><text:span text:style-name="T63">Find all employees whose names contain the letter m.</text:span></text:p>
        </text:list-item>
      </text:list>
      <text:p text:style-name="P57"><text:span text:style-name="T64"><text:s text:c="14"/>select * from emp<text:s text:c="2"/>where<text:s text:c="2"/>name like '%m%';</text:span></text:p>
      <text:list text:style-name="L58">
        <text:list-item>
          <text:p text:style-name="P58"><text:span text:style-name="T65">Find the employees whose names are 5 characters long and end with n.</text:span></text:p>
        </text:list-item>
      </text:list>
      <text:p text:style-name="P59"><text:span text:style-name="T65"><text:s/></text:span><text:span text:style-name="T66"><text:s/></text:span><text:span text:style-name="T67"><text:s text:c="13"/></text:span><text:span text:style-name="T68">SELECT<text:s text:c="2"/>* FROM emp EHERE LIKE “----n”</text:span></text:p>
      <text:list text:style-name="L60">
        <text:list-item>
          <text:p text:style-name="P60"><text:span text:style-name="T69">Find the employees who have the letter r as the third letter in their name.</text:span></text:p>
        </text:list-item>
      </text:list>
      <text:p text:style-name="P61"><text:span text:style-name="T70"><text:s text:c="13"/>select * from emp<text:s text:c="2"/>where<text:s text:c="2"/>name like '--r%';</text:span></text:p>
      <text:p text:style-name="P62"><text:span text:style-name="T71"/></text:p>
      <text:p text:style-name="P62"><text:span text:style-name="T72">2)<text:tab/>Numeric, Character &amp; Date Function</text:span></text:p>
      <text:p text:style-name="P63"><text:span text:style-name="T73">31.<text:tab/>Find all employees hired in month of February (of any year).</text:span></text:p>
      <text:p text:style-name="P63"><text:span text:style-name="T73">32.<text:tab/>Find all employees who were hired on the last day of the month.</text:span></text:p>
      <text:p text:style-name="P63"><text:span text:style-name="T73">33.<text:tab/>Find the employees who were hired more than 12 years ago.</text:span></text:p>
      <text:p text:style-name="P63"><text:span text:style-name="T73">34.<text:tab/>Find the managers hired in the year 2007.</text:span></text:p>
      <text:p text:style-name="P63"><text:span text:style-name="T73">35.<text:tab/>Display the names and the jobs of all employees, separated by ','(comma). For example (smith, clerk).</text:span></text:p>
      <text:p text:style-name="P63"><text:span text:style-name="T73">36.<text:tab/>Display the names of all employees with the initial letter only in capitals.</text:span></text:p>
      <text:p text:style-name="P63"><text:span text:style-name="T73">37.<text:tab/>Display the names of all employees, right aligning them to 15 characters.</text:span></text:p>
      <text:p text:style-name="P63"><text:span text:style-name="T73">38.<text:tab/>Display the names of all employees, padding them to right up-to 15 characters with '-'.</text:span></text:p>
      <text:p text:style-name="P63"><text:span text:style-name="T73">39.<text:tab/>Display the length of the name of all employees.</text:span></text:p>
      <text:p text:style-name="P63"><text:span text:style-name="T73">40.<text:tab/>Display the names of all employees centering them with 20 characters.</text:span></text:p>
      <text:p text:style-name="P63"><text:span text:style-name="T73">41.<text:tab/>Display the names of all employees without any leading 'a'.</text:span></text:p>
      <text:p text:style-name="P63"><text:span text:style-name="T73">42.<text:tab/>Display the names of all employees without any trailing 'r'.</text:span></text:p>
      <text:p text:style-name="P63"><text:span text:style-name="T73">43.<text:tab/>Show the first three characters of the names of all employees.</text:span></text:p>
      <text:p text:style-name="P63"><text:span text:style-name="T73">44.<text:tab/>Show the last three characters of the names of all employees.</text:span></text:p>
      <text:p text:style-name="P63"><text:span text:style-name="T73">45.<text:tab/>Display the names of all employees replacing any 'a' with 'e'.</text:span></text:p>
      <text:p text:style-name="P63"><text:span text:style-name="T73">46.<text:tab/>Display the names of all employees and the position at which the string 'ar' occurs in the name.</text:span></text:p>
      <text:p text:style-name="P63"><text:span text:style-name="T73">47.<text:tab/>Show the salary of all employees rounding it to the nearest Rs. 1000. For example (3790 will be 4000)</text:span></text:p>
      <text:p text:style-name="P63"><text:span text:style-name="T73">48.<text:tab/>Show the daily salary of all employees assuming a month has 30 days.</text:span></text:p>
      <text:p text:style-name="P63"><text:span text:style-name="T73">49.<text:tab/>Display the name of all employees, and their bonus. Assume each Employee gets a bonus of 20 percent of his salary subject to the Maximum of Rs. 500.</text:span></text:p>
      <text:p text:style-name="P63"><text:span text:style-name="T73">50.<text:tab/>Display the name of all employees, and their bonus. Assume each employee gets a bonus of 20 percent of his salary subject to the Maximum of Rs. 200.</text:span></text:p>
      <text:p text:style-name="P63"><text:span text:style-name="T73">51.<text:tab/>For each employee display the number of days passed since the employee joined the company.</text:span></text:p>
      <text:p text:style-name="P64"><text:span text:style-name="T74"/></text:p>
      <text:p text:style-name="P64"><text:span text:style-name="T75">3)<text:tab/>Ordering by Queries</text:span></text:p>
      <text:p text:style-name="P65"><text:span text:style-name="T76">52.<text:tab/>Display the details of all employees, sorted on the names.</text:span></text:p>
      <text:p text:style-name="P65"><text:span text:style-name="T76">53.<text:tab/>Display the name of all employees, based on their tenure, with the oldest employee coming first.</text:span></text:p>
      <text:p text:style-name="P65"><text:span text:style-name="T76">54.<text:tab/>Display the names, job and salary of all employees sorted on jobs and Salary.</text:span></text:p>
      <text:p text:style-name="P65"><text:span text:style-name="T76">55.<text:tab/>Display the names, job and salary of all employees, sorted on jobs and within job, sorted on the descending order of salary.</text:span></text:p>
      <text:p text:style-name="P65"><text:span text:style-name="T76">56.<text:tab/>Display the names, job and salary of all employees, sorted on Descending order of job and within job, sorted on the descending order of salary.</text:span></text:p>
      <text:p text:style-name="P66"><text:span text:style-name="T77"/></text:p>
      <text:p text:style-name="P67"><text:span text:style-name="T7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